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4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year/>
      <number:text>/</number:text>
      <number:month number:style="long"/>
    </number:date-style>
    <style:style style:name="ce1" style:family="table-cell" style:parent-style-name="Default" style:data-style-name="N32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/>
          <table:table-cell table:style-name="ce1" office:value-type="date" office:date-value="2008-01-01">
            <text:p>08/01</text:p>
          </table:table-cell>
          <table:table-cell table:style-name="ce1" office:value-type="date" office:date-value="2008-04-01">
            <text:p>08/04</text:p>
          </table:table-cell>
          <table:table-cell/>
          <table:table-cell>
            <draw:frame table:end-cell-address="表1.J15" table:end-x="1.384cm" table:end-y="0.358cm" draw:z-index="0" draw:style-name="gr1" svg:width="8.018cm" svg:height="6.995cm" svg:x="0.141cm" svg:y="0.153cm">
              <draw:object draw:notify-on-update-of-ranges="表1.C1:表1.C1 表1.C2:表1.C8 表1.D1:表1.D1 表1.D2:表1.D8 表1.E1:表1.E1 表1.E2:表1.E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Vcs-Arch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Bzr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Cvs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Darcs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Git</text:p>
          </table:table-cell>
          <table:table-cell office:value-type="float" office:value="327">
            <text:p>327</text:p>
          </table:table-cell>
          <table:table-cell office:value-type="float" office:value="598">
            <text:p>5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Hg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cs-Svn</text:p>
          </table:table-cell>
          <table:table-cell office:value-type="float" office:value="1898">
            <text:p>1898</text:p>
          </table:table-cell>
          <table:table-cell office:value-type="float" office:value="2517">
            <text:p>2517</text:p>
          </table:table-cell>
          <table:table-cell table:number-columns-repeated="2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IPA明朝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5">2008/04/15</text:date>, <text:time>20:55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4-15T20:37:42</meta:creation-date>
    <dc:date>2008-04-15T20:55:51</dc:date>
    <meta:editing-cycles>2</meta:editing-cycles>
    <meta:editing-duration>PT18M13S</meta:editing-duration>
    <meta:user-defined meta:name="Info 1"/>
    <meta:user-defined meta:name="Info 2"/>
    <meta:user-defined meta:name="Info 3"/>
    <meta:user-defined meta:name="Info 4"/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19cm" svg:height="6.996cm" chart:class="chart:bar" chart:style-name="ch1">
        <chart:title svg:x="1.258cm" svg:y="0.139cm" chart:style-name="ch2">
          <text:p>Debian で使っている VCS</text:p>
        </chart:title>
        <chart:legend chart:legend-position="end" svg:x="6.448cm" svg:y="2.991cm" chart:style-name="ch3"/>
        <chart:plot-area chart:style-name="ch4" table:cell-range-address="表1.C1:表1.E8" chart:data-source-has-labels="both" svg:x="0.119cm" svg:y="0.889cm" svg:width="6.169cm" svg:height="5.89cm">
          <chart:axis chart:dimension="x" chart:name="primary-x" chart:style-name="ch5">
            <chart:title svg:x="3.046cm" svg:y="6.285cm" chart:style-name="ch6">
              <text:p>VCS名</text:p>
            </chart:title>
            <chart:categories table:cell-range-address="表1.C2:表1.C8"/>
          </chart:axis>
          <chart:axis chart:dimension="y" chart:name="primary-y" chart:style-name="ch7">
            <chart:title svg:x="0.161cm" svg:y="4.673cm" chart:style-name="ch8">
              <text:p>プロジェクト数</text:p>
            </chart:title>
            <chart:grid chart:style-name="ch9" chart:class="major"/>
          </chart:axis>
          <chart:series chart:style-name="ch10" chart:values-cell-range-address="表1.D2:表1.D8" chart:label-cell-address="表1.D1:表1.D1" chart:class="chart:bar">
            <chart:data-point chart:repeated="7"/>
          </chart:series>
          <chart:series chart:style-name="ch11" chart:values-cell-range-address="表1.E2:表1.E8" chart:label-cell-address="表1.E1:表1.E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8/01</text:p>
              </table:table-cell>
              <table:table-cell office:value-type="string">
                <text:p>08/04</text:p>
              </table:table-cell>
            </table:table-row>
          </table:table-header-rows>
          <table:table-rows>
            <table:table-row>
              <table:table-cell office:value-type="string">
                <text:p>Vcs-Arch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Vcs-Bzr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Vcs-Cvs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Vcs-Darcs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Vcs-Git</text:p>
              </table:table-cell>
              <table:table-cell office:value-type="float" office:value="327">
                <text:p>32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Vcs-Hg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Vcs-Svn</text:p>
              </table:table-cell>
              <table:table-cell office:value-type="float" office:value="1898">
                <text:p>1898</text:p>
              </table:table-cell>
              <table:table-cell office:value-type="float" office:value="2517">
                <text:p>2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